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4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3" calcext:value-type="date" table:number-columns-spanned="4" table:number-rows-spanned="1">
            <text:p>Tuesday, June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4" calcext:value-type="float">
            <text:p>34</text:p>
          </table:table-cell>
          <table:table-cell table:style-name="ce168" table:content-validation-name="val1" table:formula="of:=IF(ISNUMBER([.F11]);[.F11]-TODAY();&quot;&quot;)" office:value-type="float" office:value="429" calcext:value-type="float">
            <text:p>429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391" calcext:value-type="float">
            <text:p>39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4" calcext:value-type="float">
            <text:p>4</text:p>
          </table:table-cell>
          <table:table-cell table:style-name="ce170" table:content-validation-name="val1" table:formula="of:=IF(ISNUMBER([.F14]);[.F14]-TODAY();&quot;&quot;)" office:value-type="float" office:value="398" calcext:value-type="float">
            <text:p>39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391" calcext:value-type="float">
            <text:p>391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4" calcext:value-type="float">
            <text:p>4</text:p>
          </table:table-cell>
          <table:table-cell table:style-name="ce170" table:content-validation-name="val1" table:formula="of:=IF(ISNUMBER([.F17]);[.F17]-TODAY();&quot;&quot;)" office:value-type="float" office:value="398" calcext:value-type="float">
            <text:p>39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24" calcext:value-type="float">
            <text:p>24</text:p>
          </table:table-cell>
          <table:table-cell table:style-name="ce170" table:content-validation-name="val1" table:formula="of:=IF(ISNUMBER([.F19]);[.F19]-TODAY();&quot;&quot;)" office:value-type="float" office:value="415" calcext:value-type="float">
            <text:p>41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10" calcext:value-type="float">
            <text:p>10</text:p>
          </table:table-cell>
          <table:table-cell table:style-name="ce170" table:content-validation-name="val1" table:formula="of:=IF(ISNUMBER([.F20]);[.F20]-TODAY();&quot;&quot;)" office:value-type="float" office:value="428" calcext:value-type="float">
            <text:p>428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" calcext:value-type="float">
            <text:p>2</text:p>
          </table:table-cell>
          <table:table-cell table:style-name="ce170" table:content-validation-name="val1" table:formula="of:=IF(ISNUMBER([.F21]);[.F21]-TODAY();&quot;&quot;)" office:value-type="float" office:value="429" calcext:value-type="float">
            <text:p>429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4" calcext:value-type="float">
            <text:p>24</text:p>
          </table:table-cell>
          <table:table-cell table:style-name="ce170" table:content-validation-name="val1" table:formula="of:=IF(ISNUMBER([.F23]);[.F23]-TODAY();&quot;&quot;)" office:value-type="float" office:value="415" calcext:value-type="float">
            <text:p>41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TODAY();&quot;&quot;)" office:value-type="float" office:value="468" calcext:value-type="float">
            <text:p>468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TODAY();&quot;&quot;)" office:value-type="float" office:value="468" calcext:value-type="float">
            <text:p>468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TODAY();&quot;&quot;)" office:value-type="float" office:value="468" calcext:value-type="float">
            <text:p>468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TODAY();&quot;&quot;)" office:value-type="float" office:value="483" calcext:value-type="float">
            <text:p>48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TODAY();&quot;&quot;)" office:value-type="float" office:value="475" calcext:value-type="float">
            <text:p>475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TODAY();&quot;&quot;)" office:value-type="float" office:value="475" calcext:value-type="float">
            <text:p>475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TODAY();&quot;&quot;)" office:value-type="float" office:value="483" calcext:value-type="float">
            <text:p>483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TODAY();&quot;&quot;)" office:value-type="float" office:value="398" calcext:value-type="float">
            <text:p>398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TODAY();&quot;&quot;)" office:value-type="float" office:value="398" calcext:value-type="float">
            <text:p>398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TODAY();&quot;&quot;)" office:value-type="float" office:value="582" calcext:value-type="float">
            <text:p>582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TODAY();&quot;&quot;)" office:value-type="float" office:value="437" calcext:value-type="float">
            <text:p>437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TODAY();&quot;&quot;)" office:value-type="float" office:value="582" calcext:value-type="float">
            <text:p>582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TODAY();&quot;&quot;)" office:value-type="float" office:value="437" calcext:value-type="float">
            <text:p>437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" calcext:value-type="percentage">
            <text:p>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68" table:content-validation-name="val1" table:formula="of:=[.H50]-[.I50]" office:value-type="float" office:value="190" calcext:value-type="float">
            <text:p>190</text:p>
          </table:table-cell>
          <table:table-cell table:style-name="ce168" table:content-validation-name="val1" table:formula="of:=IF(ISNUMBER([.F50]);[.F50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7" calcext:value-type="float">
            <text:p>7</text:p>
          </table:table-cell>
          <table:table-cell table:style-name="ce170" table:content-validation-name="val1" table:formula="of:=IF(ISNUMBER([.F52]);[.F52]-TODAY();&quot;&quot;)" office:value-type="float" office:value="476" calcext:value-type="float">
            <text:p>476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24" calcext:value-type="float">
            <text:p>24</text:p>
          </table:table-cell>
          <table:table-cell table:style-name="ce170" table:content-validation-name="val1" table:formula="of:=IF(ISNUMBER([.F53]);[.F53]-TODAY();&quot;&quot;)" office:value-type="float" office:value="507" calcext:value-type="float">
            <text:p>507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507" calcext:value-type="float">
            <text:p>507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1" calcext:value-type="float">
            <text:p>31</text:p>
          </table:table-cell>
          <table:table-cell table:style-name="ce170" table:content-validation-name="val1" table:formula="of:=IF(ISNUMBER([.F55]);[.F55]-TODAY();&quot;&quot;)" office:value-type="float" office:value="551" calcext:value-type="float">
            <text:p>551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70" table:content-validation-name="val1" table:formula="of:=[.H57]-[.I57]" office:value-type="float" office:value="30" calcext:value-type="float">
            <text:p>30</text:p>
          </table:table-cell>
          <table:table-cell table:style-name="ce170" table:content-validation-name="val1" table:formula="of:=IF(ISNUMBER([.F57]);[.F57]-TODAY();&quot;&quot;)" office:value-type="float" office:value="507" calcext:value-type="float">
            <text:p>507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30" calcext:value-type="float">
            <text:p>30</text:p>
          </table:table-cell>
          <table:table-cell table:style-name="ce170" table:content-validation-name="val1" table:formula="of:=IF(ISNUMBER([.F58]);[.F58]-TODAY();&quot;&quot;)" office:value-type="float" office:value="507" calcext:value-type="float">
            <text:p>507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style-name="ce170" table:content-validation-name="val1" table:formula="of:=IF(ISNUMBER([.F59]);[.F59]-TODAY();&quot;&quot;)" office:value-type="float" office:value="582" calcext:value-type="float">
            <text:p>582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5" table:content-validation-name="val1"/>
          <table:table-cell table:style-name="ce85" table:content-validation-name="val1" table:formula="of:=IF(ISNUMBER([.F61]);[.F61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TODAY();&quot;&quot;)" office:value-type="float" office:value="437" calcext:value-type="float">
            <text:p>437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TODAY();&quot;&quot;)" office:value-type="float" office:value="437" calcext:value-type="float">
            <text:p>437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TODAY();&quot;&quot;)" office:value-type="float" office:value="437" calcext:value-type="float">
            <text:p>437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TODAY();&quot;&quot;)" office:value-type="float" office:value="437" calcext:value-type="float">
            <text:p>437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TODAY();&quot;&quot;)" office:value-type="float" office:value="490" calcext:value-type="float">
            <text:p>490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TODAY();&quot;&quot;)" office:value-type="float" office:value="507" calcext:value-type="float">
            <text:p>507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TODAY();&quot;&quot;)" office:value-type="float" office:value="551" calcext:value-type="float">
            <text:p>551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5" table:content-validation-name="val1"/>
          <table:table-cell table:style-name="ce85" table:content-validation-name="val1" table:formula="of:=IF(ISNUMBER([.F73]);[.F73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TODAY();&quot;&quot;)" office:value-type="float" office:value="468" calcext:value-type="float">
            <text:p>468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TODAY();&quot;&quot;)" office:value-type="float" office:value="468" calcext:value-type="float">
            <text:p>468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TODAY();&quot;&quot;)" office:value-type="float" office:value="551" calcext:value-type="float">
            <text:p>551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TODAY();&quot;&quot;)" office:value-type="float" office:value="702" calcext:value-type="float">
            <text:p>702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TODAY();&quot;&quot;)" office:value-type="float" office:value="719" calcext:value-type="float">
            <text:p>719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TODAY();&quot;&quot;)" office:value-type="float" office:value="733" calcext:value-type="float">
            <text:p>733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TODAY();&quot;&quot;)" office:value-type="float" office:value="719" calcext:value-type="float">
            <text:p>719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5" table:content-validation-name="val1"/>
          <table:table-cell table:style-name="ce85" table:content-validation-name="val1" table:formula="of:=IF(ISNUMBER([.F92]);[.F9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TODAY();&quot;&quot;)" office:value-type="float" office:value="749" calcext:value-type="float">
            <text:p>74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TODAY();&quot;&quot;)" office:value-type="float" office:value="749" calcext:value-type="float">
            <text:p>74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TODAY();&quot;&quot;)" office:value-type="float" office:value="802" calcext:value-type="float">
            <text:p>802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69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5"/>
        <table:table-column table:style-name="co8" table:default-cell-style-name="ce85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3" calcext:value-type="date" table:number-columns-spanned="4" table:number-rows-spanned="1">
            <text:p>Tuesday, June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18" table:content-validation-name="val1" table:formula="of:=NETWORKDAYS([.D10];[.F10];Holidays)" office:value-type="float" office:value="260" calcext:value-type="float">
            <text:p>260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7]*0.15+[.G26]*0.15+[.G33]*0.2+[.G41]*0.25+[.G49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60" calcext:value-type="float">
            <text:p>26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60" calcext:value-type="float">
            <text:p>260</text:p>
          </table:table-cell>
          <table:table-cell table:style-name="ce164" table:content-validation-name="val1" table:formula="of:=IF(ISNUMBER([.F10]);[.F10]-TODAY();&quot;&quot;)" office:value-type="float" office:value="1167" calcext:value-type="float">
            <text:p>1167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1];[.F11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98" table:content-validation-name="val1" table:formula="of:=SUMPRODUCT([.G12:.G15];[.E12:.E15])/SUM([.E12:.E15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22" calcext:value-type="float">
            <text:p>22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2" calcext:value-type="float">
            <text:p>22</text:p>
          </table:table-cell>
          <table:table-cell table:style-name="ce168" table:content-validation-name="val1" table:formula="of:=IF(ISNUMBER([.F11]);[.F11]-TODAY();&quot;&quot;)" office:value-type="float" office:value="833" calcext:value-type="float">
            <text:p>833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/>
          <table:table-cell table:style-name="ce169" table:content-validation-name="val1" table:formula="of:=IF(ISNUMBER([.E12]);ROUNDDOWN([.E12]*[.G1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3];[.F1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22" calcext:value-type="float">
            <text:p>22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22" calcext:value-type="float">
            <text:p>22</text:p>
          </table:table-cell>
          <table:table-cell table:style-name="ce170" table:content-validation-name="val1" table:formula="of:=IF(ISNUMBER([.F13]);[.F13]-TODAY();&quot;&quot;)" office:value-type="float" office:value="833" calcext:value-type="float">
            <text:p>833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4];[.F14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22" calcext:value-type="float">
            <text:p>22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22" calcext:value-type="float">
            <text:p>22</text:p>
          </table:table-cell>
          <table:table-cell table:style-name="ce170" table:content-validation-name="val1" table:formula="of:=IF(ISNUMBER([.F14]);[.F14]-TODAY();&quot;&quot;)" office:value-type="float" office:value="833" calcext:value-type="float">
            <text:p>833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5];[.F1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22" calcext:value-type="float">
            <text:p>22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22" calcext:value-type="float">
            <text:p>22</text:p>
          </table:table-cell>
          <table:table-cell table:style-name="ce170" table:content-validation-name="val1" table:formula="of:=IF(ISNUMBER([.F15]);[.F15]-TODAY();&quot;&quot;)" office:value-type="float" office:value="833" calcext:value-type="float">
            <text:p>833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4" table:content-validation-name="val1"/>
          <table:table-cell table:style-name="ce169" table:content-validation-name="val1"/>
          <table:table-cell table:style-name="ce169" table:content-validation-name="val1" table:formula="of:=IF(ISNUMBER([.E16]);ROUNDDOWN([.E16]*[.G16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16]);[.F1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7];[.F17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198" table:content-validation-name="val1" table:formula="of:=SUMPRODUCT([.G18:.G24];[.E18:.E24])/SUM([.E18:.E24])" office:value-type="percentage" office:value="0" calcext:value-type="percentage">
            <text:p>0%</text:p>
          </table:table-cell>
          <table:table-cell table:style-name="ce168" table:content-validation-name="val1" table:formula="of:=[.E17]" office:value-type="float" office:value="81" calcext:value-type="float">
            <text:p>81</text:p>
          </table:table-cell>
          <table:table-cell table:style-name="ce168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68" table:content-validation-name="val1" table:formula="of:=[.H17]-[.I17]" office:value-type="float" office:value="81" calcext:value-type="float">
            <text:p>81</text:p>
          </table:table-cell>
          <table:table-cell table:style-name="ce168" table:content-validation-name="val1" table:formula="of:=IF(ISNUMBER([.F17]);[.F17]-TODAY();&quot;&quot;)" office:value-type="float" office:value="916" calcext:value-type="float">
            <text:p>91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99" table:content-validation-name="val1"/>
          <table:table-cell table:style-name="ce169" table:content-validation-name="val1"/>
          <table:table-cell table:style-name="ce169" table:content-validation-name="val1" table:formula="of:=IF(ISNUMBER([.E18]);ROUNDDOWN([.E18]*[.G18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18]);[.F18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19];[.F19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29" calcext:value-type="float">
            <text:p>29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29" calcext:value-type="float">
            <text:p>29</text:p>
          </table:table-cell>
          <table:table-cell table:style-name="ce170" table:content-validation-name="val1" table:formula="of:=IF(ISNUMBER([.F19]);[.F19]-TODAY();&quot;&quot;)" office:value-type="float" office:value="872" calcext:value-type="float">
            <text:p>872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0];[.F20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31" calcext:value-type="float">
            <text:p>31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31" calcext:value-type="float">
            <text:p>31</text:p>
          </table:table-cell>
          <table:table-cell table:style-name="ce170" table:content-validation-name="val1" table:formula="of:=IF(ISNUMBER([.F20]);[.F20]-TODAY();&quot;&quot;)" office:value-type="float" office:value="916" calcext:value-type="float">
            <text:p>916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1];[.F2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1" calcext:value-type="float">
            <text:p>31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1" calcext:value-type="float">
            <text:p>31</text:p>
          </table:table-cell>
          <table:table-cell table:style-name="ce170" table:content-validation-name="val1" table:formula="of:=IF(ISNUMBER([.F21]);[.F21]-TODAY();&quot;&quot;)" office:value-type="float" office:value="916" calcext:value-type="float">
            <text:p>916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0" table:content-validation-name="val1"/>
          <table:table-cell table:style-name="ce169" table:content-validation-name="val1"/>
          <table:table-cell table:style-name="ce169" table:content-validation-name="val1" table:formula="of:=IF(ISNUMBER([.E22]);ROUNDDOWN([.E22]*[.G2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2]);[.F22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3];[.F23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9" calcext:value-type="float">
            <text:p>29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9" calcext:value-type="float">
            <text:p>29</text:p>
          </table:table-cell>
          <table:table-cell table:style-name="ce170" table:content-validation-name="val1" table:formula="of:=IF(ISNUMBER([.F23]);[.F23]-TODAY();&quot;&quot;)" office:value-type="float" office:value="872" calcext:value-type="float">
            <text:p>872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4];[.F24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31" calcext:value-type="float">
            <text:p>31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31" calcext:value-type="float">
            <text:p>31</text:p>
          </table:table-cell>
          <table:table-cell table:style-name="ce170" table:content-validation-name="val1" table:formula="of:=IF(ISNUMBER([.F24]);[.F24]-TODAY();&quot;&quot;)" office:value-type="float" office:value="916" calcext:value-type="float">
            <text:p>916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25]);[.F25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26];[.F26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27:.G31];[.E27:.E31])/SUM([.E27:.E31])" office:value-type="percentage" office:value="0" calcext:value-type="percentage">
            <text:p>0%</text:p>
          </table:table-cell>
          <table:table-cell table:style-name="ce168" table:content-validation-name="val1" table:formula="of:=[.E26]" office:value-type="float" office:value="190" calcext:value-type="float">
            <text:p>190</text:p>
          </table:table-cell>
          <table:table-cell table:style-name="ce168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68" table:content-validation-name="val1" table:formula="of:=[.H26]-[.I26]" office:value-type="float" office:value="190" calcext:value-type="float">
            <text:p>190</text:p>
          </table:table-cell>
          <table:table-cell table:style-name="ce168" table:content-validation-name="val1" table:formula="of:=IF(ISNUMBER([.F26]);[.F26]-TODAY();&quot;&quot;)" office:value-type="float" office:value="1067" calcext:value-type="float">
            <text:p>1067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27]);ROUNDDOWN([.E27]*[.G27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7]);[.F27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8];[.F28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9" calcext:value-type="float">
            <text:p>29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9" calcext:value-type="float">
            <text:p>29</text:p>
          </table:table-cell>
          <table:table-cell table:style-name="ce170" table:content-validation-name="val1" table:formula="of:=IF(ISNUMBER([.F28]);[.F28]-TODAY();&quot;&quot;)" office:value-type="float" office:value="872" calcext:value-type="float">
            <text:p>872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16" calcext:value-type="float">
            <text:p>916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0];[.F30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0]" office:value-type="float" office:value="110" calcext:value-type="float">
            <text:p>110</text:p>
          </table:table-cell>
          <table:table-cell table:style-name="ce169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70" table:content-validation-name="val1" table:formula="of:=[.H30]-[.I30]" office:value-type="float" office:value="110" calcext:value-type="float">
            <text:p>110</text:p>
          </table:table-cell>
          <table:table-cell table:style-name="ce170" table:content-validation-name="val1" table:formula="of:=IF(ISNUMBER([.F30]);[.F30]-TODAY();&quot;&quot;)" office:value-type="float" office:value="1067" calcext:value-type="float">
            <text:p>1067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1];[.F3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87" calcext:value-type="float">
            <text:p>87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87" calcext:value-type="float">
            <text:p>87</text:p>
          </table:table-cell>
          <table:table-cell table:style-name="ce170" table:content-validation-name="val1" table:formula="of:=IF(ISNUMBER([.F31]);[.F31]-TODAY();&quot;&quot;)" office:value-type="float" office:value="1067" calcext:value-type="float">
            <text:p>1067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32]);ROUNDDOWN([.E32]*[.G32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32]);[.F32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3];[.F33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34:.G39];[.E34:.E39])/SUM([.E34:.E39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90" calcext:value-type="float">
            <text:p>190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90" calcext:value-type="float">
            <text:p>190</text:p>
          </table:table-cell>
          <table:table-cell table:style-name="ce168" table:content-validation-name="val1" table:formula="of:=IF(ISNUMBER([.F33]);[.F33]-TODAY();&quot;&quot;)" office:value-type="float" office:value="1067" calcext:value-type="float">
            <text:p>1067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34]);ROUNDDOWN([.E34]*[.G34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4]);[.F34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5];[.F3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22" calcext:value-type="float">
            <text:p>2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22" calcext:value-type="float">
            <text:p>22</text:p>
          </table:table-cell>
          <table:table-cell table:style-name="ce170" table:content-validation-name="val1" table:formula="of:=IF(ISNUMBER([.F35]);[.F35]-TODAY();&quot;&quot;)" office:value-type="float" office:value="833" calcext:value-type="float">
            <text:p>833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of STEM content in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6];[.F3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1" calcext:value-type="float">
            <text:p>81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1" calcext:value-type="float">
            <text:p>81</text:p>
          </table:table-cell>
          <table:table-cell table:style-name="ce170" table:content-validation-name="val1" table:formula="of:=IF(ISNUMBER([.F36]);[.F36]-TODAY();&quot;&quot;)" office:value-type="float" office:value="916" calcext:value-type="float">
            <text:p>916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37]);ROUNDDOWN([.E37]*[.G37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7]);[.F37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8];[.F3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87" calcext:value-type="float">
            <text:p>87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87" calcext:value-type="float">
            <text:p>87</text:p>
          </table:table-cell>
          <table:table-cell table:style-name="ce170" table:content-validation-name="val1" table:formula="of:=IF(ISNUMBER([.F38]);[.F38]-TODAY();&quot;&quot;)" office:value-type="float" office:value="1067" calcext:value-type="float">
            <text:p>1067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67" calcext:value-type="float">
            <text:p>1067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<text:span text:style-name="T1">Electronics</text:span>, Semester 4 (Weight=25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1];[.F41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57" calcext:value-type="float">
            <text:p>157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57" calcext:value-type="float">
            <text:p>157</text:p>
          </table:table-cell>
          <table:table-cell table:style-name="ce168" table:content-validation-name="val1" table:formula="of:=IF(ISNUMBER([.F41]);[.F41]-TODAY();&quot;&quot;)" office:value-type="float" office:value="1167" calcext:value-type="float">
            <text:p>1167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3];[.F43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87" calcext:value-type="float">
            <text:p>87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87" calcext:value-type="float">
            <text:p>87</text:p>
          </table:table-cell>
          <table:table-cell table:style-name="ce170" table:content-validation-name="val1" table:formula="of:=IF(ISNUMBER([.F43]);[.F43]-TODAY())" office:value-type="float" office:value="1067" calcext:value-type="float">
            <text:p>1067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4];[.F44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7" calcext:value-type="float">
            <text:p>87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7" calcext:value-type="float">
            <text:p>87</text:p>
          </table:table-cell>
          <table:table-cell table:style-name="ce170" table:content-validation-name="val1" table:formula="of:=IF(ISNUMBER([.F44]);[.F44]-TODAY())" office:value-type="float" office:value="1067" calcext:value-type="float">
            <text:p>1067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46];[.F4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34" calcext:value-type="float">
            <text:p>34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34" calcext:value-type="float">
            <text:p>34</text:p>
          </table:table-cell>
          <table:table-cell table:style-name="ce170" table:content-validation-name="val1" table:formula="of:=IF(ISNUMBER([.F46]);[.F46]-TODAY())" office:value-type="float" office:value="1114" calcext:value-type="float">
            <text:p>1114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47];[.F47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38" calcext:value-type="float">
            <text:p>38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38" calcext:value-type="float">
            <text:p>38</text:p>
          </table:table-cell>
          <table:table-cell table:style-name="ce170" table:content-validation-name="val1" table:formula="of:=IF(ISNUMBER([.F47]);[.F47]-TODAY())" office:value-type="float" office:value="1167" calcext:value-type="float">
            <text:p>1167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49];[.F49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0:.G57];[.E50:.E57])/SUM([.E50:.E57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71" calcext:value-type="float">
            <text:p>71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71" calcext:value-type="float">
            <text:p>71</text:p>
          </table:table-cell>
          <table:table-cell table:style-name="ce168" table:content-validation-name="val1" table:formula="of:=IF(ISNUMBER([.F49]);[.F49]-TODAY();&quot;&quot;)" office:value-type="float" office:value="1167" calcext:value-type="float">
            <text:p>1167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1];[.F5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71" calcext:value-type="float">
            <text:p>71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71" calcext:value-type="float">
            <text:p>71</text:p>
          </table:table-cell>
          <table:table-cell table:style-name="ce170" table:content-validation-name="val1" table:formula="of:=IF(ISNUMBER([.F51]);[.F51]-TODAY();&quot;&quot;)" office:value-type="float" office:value="1167" calcext:value-type="float">
            <text:p>1167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3];[.F5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3]" office:value-type="float" office:value="71" calcext:value-type="float">
            <text:p>71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71" calcext:value-type="float">
            <text:p>71</text:p>
          </table:table-cell>
          <table:table-cell table:style-name="ce170" table:content-validation-name="val1" table:formula="of:=IF(ISNUMBER([.F53]);[.F53]-TODAY();&quot;&quot;)" office:value-type="float" office:value="1167" calcext:value-type="float">
            <text:p>1167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71" calcext:value-type="float">
            <text:p>71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71" calcext:value-type="float">
            <text:p>71</text:p>
          </table:table-cell>
          <table:table-cell table:style-name="ce170" table:content-validation-name="val1" table:formula="of:=IF(ISNUMBER([.F54]);[.F54]-TODAY();&quot;&quot;)" office:value-type="float" office:value="1167" calcext:value-type="float">
            <text:p>1167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56];[.F56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15" calcext:value-type="float">
            <text:p>1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15" calcext:value-type="float">
            <text:p>15</text:p>
          </table:table-cell>
          <table:table-cell table:style-name="ce170" table:content-validation-name="val1" table:formula="of:=IF(ISNUMBER([.F56]);[.F56]-TODAY();&quot;&quot;)" office:value-type="float" office:value="1167" calcext:value-type="float">
            <text:p>1167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57];[.F57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7]" office:value-type="float" office:value="15" calcext:value-type="float">
            <text:p>15</text:p>
          </table:table-cell>
          <table:table-cell table:style-name="ce169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70" table:content-validation-name="val1" table:formula="of:=[.H57]-[.I57]" office:value-type="float" office:value="15" calcext:value-type="float">
            <text:p>15</text:p>
          </table:table-cell>
          <table:table-cell table:style-name="ce170" table:content-validation-name="val1" table:formula="of:=IF(ISNUMBER([.F57]);[.F57]-TODAY();&quot;&quot;)" office:value-type="float" office:value="1167" calcext:value-type="float">
            <text:p>1167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57">
          <table:table-cell table:number-columns-repeated="1024"/>
        </table:table-row>
        <table:table-row table:style-name="ro7" table:number-rows-repeated="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2.G22:Sheet2.G24 Sheet2.F3:Sheet2.F3 Sheet2.G11:Sheet2.G13 Sheet2.G16:Sheet2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1:Sheet2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6:Sheet2.G29 Sheet2.G31:Sheet2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0:Sheet2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2:Sheet2.G47 Sheet2.G34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3:Sheet2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day/>
      <number:text>-</number:text>
      <number:month number:textual="true"/>
    </number:date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1">
      <number:minutes number:style="long"/>
      <number:text>:</number:text>
      <number:second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  <number:text> </number:text>
      <number:am-pm/>
    </number:time-style>
    <number:date-style style:name="N156">
      <number:month number:textual="true"/>
      <number:text>-</number:text>
      <number:year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46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40">
      <number:day number:style="long"/>
      <number:text>-</number:text>
      <number:month number:textual="true"/>
      <number:text>-</number:text>
      <number:year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3T17:09:09.364476900</dc:date>
    <meta:editing-cycles>469</meta:editing-cycles>
    <meta:editing-duration>P1DT3H18M20S</meta:editing-duration>
    <meta:generator>LibreOffice/7.3.7.2$Linux_X86_64 LibreOffice_project/30$Build-2</meta:generator>
    <meta:document-statistic meta:table-count="2" meta:cell-count="1082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